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</text:p>
      <text:p text:style-name="Standard">ChatGPT</text:p>
      <text:p text:style-name="P1">ChatGPT</text:p>
      <text:p text:style-name="Text_20_body">Конечно, вот полный список терминов, понятий и их описание, разбитый по категориям:</text:p>
      <text:h text:style-name="Heading_20_3" text:outline-level="3">Основные понятия ООП:</text:h>
      <text:list xml:id="list7443260220088233772" text:style-name="L1">
        <text:list-item>
          <text:p text:style-name="P2"><text:span text:style-name="Strong_20_Emphasis">Классы и объекты:</text:span></text:p>
          <text:list>
            <text:list-item>
              <text:p text:style-name="P5"><text:span text:style-name="Strong_20_Emphasis">Класс:</text:span> Шаблон или чертеж, определяющий состояние и поведение объектов.</text:p>
            </text:list-item>
            <text:list-item>
              <text:p text:style-name="P5"><text:span text:style-name="Strong_20_Emphasis">Объект:</text:span> Экземпляр класса, с конкретными значениями свойств.</text:p>
            </text:list-item>
          </text:list>
        </text:list-item>
        <text:list-item>
          <text:p text:style-name="P2"><text:span text:style-name="Strong_20_Emphasis">Свойства и методы:</text:span></text:p>
          <text:list>
            <text:list-item>
              <text:p text:style-name="P5"><text:span text:style-name="Strong_20_Emphasis">Свойство:</text:span> Данные, хранящиеся в объекте.</text:p>
            </text:list-item>
            <text:list-item>
              <text:p text:style-name="P5"><text:span text:style-name="Strong_20_Emphasis">Метод:</text:span> Функция, привязанная к классу, которая может обрабатывать данные объекта или выполнять определенные действия.</text:p>
            </text:list-item>
          </text:list>
        </text:list-item>
        <text:list-item>
          <text:p text:style-name="P2"><text:span text:style-name="Strong_20_Emphasis">Наследование:</text:span></text:p>
          <text:list>
            <text:list-item>
              <text:p text:style-name="P5"><text:span text:style-name="Strong_20_Emphasis">Наследование:</text:span> Механизм, который позволяет классам наследовать свойства и методы от других классов.</text:p>
            </text:list-item>
            <text:list-item>
              <text:p text:style-name="P5"><text:span text:style-name="Strong_20_Emphasis">Родительский класс:</text:span> Класс, от которого происходит наследование.</text:p>
            </text:list-item>
            <text:list-item>
              <text:p text:style-name="P5"><text:span text:style-name="Strong_20_Emphasis">Дочерний класс:</text:span> Класс, который наследует свойства и методы от родительского класса.</text:p>
            </text:list-item>
          </text:list>
        </text:list-item>
        <text:list-item>
          <text:p text:style-name="P2"><text:span text:style-name="Strong_20_Emphasis">Инкапсуляция:</text:span></text:p>
          <text:list>
            <text:list-item>
              <text:p text:style-name="P5"><text:span text:style-name="Strong_20_Emphasis">Инкапсуляция:</text:span> Механизм, который позволяет скрывать детали реализации объектов и предоставляет доступ к ним только через определенные интерфейсы.</text:p>
            </text:list-item>
            <text:list-item>
              <text:p text:style-name="P5"><text:span text:style-name="Strong_20_Emphasis">Закрытые (private) свойства и методы:</text:span> Свойства и методы, доступные только внутри класса.</text:p>
            </text:list-item>
            <text:list-item>
              <text:p text:style-name="P5"><text:span text:style-name="Strong_20_Emphasis">Защищенные (protected) свойства и методы:</text:span> Свойства и методы, доступные только внутри класса и его дочерних классов.</text:p>
            </text:list-item>
            <text:list-item>
              <text:p text:style-name="P5"><text:span text:style-name="Strong_20_Emphasis">Открытые (public) свойства и методы:</text:span> Свойства и методы, доступные извне класса.</text:p>
            </text:list-item>
          </text:list>
        </text:list-item>
        <text:list-item>
          <text:p text:style-name="P2"><text:span text:style-name="Strong_20_Emphasis">Полиморфизм:</text:span></text:p>
          <text:list>
            <text:list-item>
              <text:p text:style-name="P5"><text:span text:style-name="Strong_20_Emphasis">Полиморфизм:</text:span> Возможность объектов с одинаковой сигнатурой методов вести себя по-разному в зависимости от их типа или класса.</text:p>
            </text:list-item>
            <text:list-item>
              <text:p text:style-name="P5"><text:span text:style-name="Strong_20_Emphasis">Перегрузка методов (method overloading):</text:span> Использование одного и того же метода с разными параметрами.</text:p>
            </text:list-item>
            <text:list-item>
              <text:p text:style-name="P2"><text:span text:style-name="Strong_20_Emphasis">Переопределение методов (method overriding):</text:span> Переопределение метода дочерним классом.</text:p>
            </text:list-item>
          </text:list>
        </text:list-item>
      </text:list>
      <text:h text:style-name="Heading_20_3" text:outline-level="3">Продвинутые концепции ООП:</text:h>
      <text:list xml:id="list4201556656179073214" text:style-name="L2">
        <text:list-item>
          <text:p text:style-name="P3"><text:span text:style-name="Strong_20_Emphasis">Интерфейсы:</text:span></text:p>
          <text:list>
            <text:list-item>
              <text:p text:style-name="P6"><text:span text:style-name="Strong_20_Emphasis">Интерфейс:</text:span> Абстрактный тип данных, определяющий набор методов, которые должны быть реализованы классами, использующими интерфейс.</text:p>
            </text:list-item>
            <text:list-item>
              <text:p text:style-name="P6"><text:span text:style-name="Strong_20_Emphasis">Реализация интерфейса:</text:span> Реализация всех методов, определенных в интерфейсе, в классе.</text:p>
            </text:list-item>
          </text:list>
        </text:list-item>
        <text:list-item>
          <text:p text:style-name="P3"><text:span text:style-name="Strong_20_Emphasis">Абстрактные классы:</text:span></text:p>
          <text:list>
            <text:list-item>
              <text:p text:style-name="P6"><text:span text:style-name="Strong_20_Emphasis">Абстрактный класс:</text:span> Класс, который содержит хотя бы один абстрактный <text:soft-page-break/>метод. Нельзя создать экземпляр абстрактного класса.</text:p>
            </text:list-item>
            <text:list-item>
              <text:p text:style-name="P6"><text:span text:style-name="Strong_20_Emphasis">Абстрактный метод:</text:span> Метод без реализации, который должен быть переопределен в дочерних классах.</text:p>
            </text:list-item>
          </text:list>
        </text:list-item>
        <text:list-item>
          <text:p text:style-name="P3"><text:span text:style-name="Strong_20_Emphasis">Трейты:</text:span></text:p>
          <text:list>
            <text:list-item>
              <text:p text:style-name="P6"><text:span text:style-name="Strong_20_Emphasis">Трейт:</text:span> Повторно используемый блок кода, который можно внедрить в класс. Класс может использовать несколько трейтов.</text:p>
            </text:list-item>
            <text:list-item>
              <text:p text:style-name="P6"><text:span text:style-name="Strong_20_Emphasis">Конфликт трейтов:</text:span> Конфликт, который может возникнуть, если два или более трейта определяют один и тот же метод.</text:p>
            </text:list-item>
          </text:list>
        </text:list-item>
        <text:list-item>
          <text:p text:style-name="P3"><text:span text:style-name="Strong_20_Emphasis">Пространства имен:</text:span></text:p>
          <text:list>
            <text:list-item>
              <text:p text:style-name="P6"><text:span text:style-name="Strong_20_Emphasis">Пространство имен:</text:span> Механизм, который позволяет упорядочивать классы, функции и константы в PHP, предотвращая конфликты имен.</text:p>
            </text:list-item>
            <text:list-item>
              <text:p text:style-name="P6"><text:span text:style-name="Strong_20_Emphasis">Объявление пространства имен:</text:span> Использование ключевого слова <text:span text:style-name="Source_20_Text">namespace</text:span> для определения области видимости определений.</text:p>
            </text:list-item>
          </text:list>
        </text:list-item>
        <text:list-item>
          <text:p text:style-name="P3"><text:span text:style-name="Strong_20_Emphasis">Указатели на методы (callable):</text:span></text:p>
          <text:list>
            <text:list-item>
              <text:p text:style-name="P6"><text:span text:style-name="Strong_20_Emphasis">Указатель на метод:</text:span> Переменная, содержащая ссылку на метод объекта или статический метод класса.</text:p>
            </text:list-item>
            <text:list-item>
              <text:p text:style-name="P3"><text:span text:style-name="Strong_20_Emphasis">Контекст вызова:</text:span> Объект, на котором будет вызван метод.</text:p>
            </text:list-item>
          </text:list>
        </text:list-item>
      </text:list>
      <text:h text:style-name="Heading_20_3" text:outline-level="3">Управление ошибками и исключениями в ООП:</text:h>
      <text:list xml:id="list8221411765248944587" text:style-name="L3">
        <text:list-item>
          <text:p text:style-name="P4"><text:span text:style-name="Strong_20_Emphasis">Обработка исключений:</text:span></text:p>
          <text:list>
            <text:list-item>
              <text:p text:style-name="P7"><text:span text:style-name="Strong_20_Emphasis">Исключение:</text:span> Событие, которое нарушает нормальный поток выполнения программы.</text:p>
            </text:list-item>
            <text:list-item>
              <text:p text:style-name="P7"><text:span text:style-name="Strong_20_Emphasis">try-catch:</text:span> Конструкция для обработки исключений. Код, который может вызвать исключение, помещается в блок <text:span text:style-name="Source_20_Text">try</text:span>, а обработчики исключений размещаются в блоке <text:span text:style-name="Source_20_Text">catch</text:span>.</text:p>
            </text:list-item>
            <text:list-item>
              <text:p text:style-name="P7"><text:span text:style-name="Strong_20_Emphasis">finally:</text:span> Блок кода, который выполняется независимо от того, произошло исключение или нет.</text:p>
            </text:list-item>
          </text:list>
        </text:list-item>
        <text:list-item>
          <text:p text:style-name="P4"><text:span text:style-name="Strong_20_Emphasis">Собственные исключения:</text:span></text:p>
          <text:list>
            <text:list-item>
              <text:p text:style-name="P7"><text:span text:style-name="Strong_20_Emphasis">Пользовательское исключение:</text:span> Исключение, определенное программистом для обработки определенных сценариев.</text:p>
            </text:list-item>
            <text:list-item>
              <text:p text:style-name="P4"><text:span text:style-name="Strong_20_Emphasis">Генерация исключения:</text:span> Использование ключевого слова <text:span text:style-name="Source_20_Text">throw</text:span> для создания экземпляра исключения и вызова обработчика.</text:p>
            </text:list-item>
          </text:list>
        </text:list-item>
      </text:list>
      <text:p text:style-name="Text_20_body">Этот список предоставляет основные термины и концепции объектно-ориентированного программирования в PHP, а также продвинутые темы, связанные с ООП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4$Win32 OpenOffice.org_project/4114m1$Build-9811</meta:generator>
    <dc:date>2024-05-01T01:44:20.13</dc:date>
    <meta:document-statistic meta:table-count="0" meta:image-count="0" meta:object-count="0" meta:page-count="2" meta:paragraph-count="49" meta:word-count="471" meta:character-count="3512"/>
    <dc:creator>Dima Wide</dc:creator>
    <meta:user-defined meta:name="Info 1"/>
    <meta:user-defined meta:name="Info 2"/>
    <meta:user-defined meta:name="Info 3"/>
    <meta:user-defined meta:name="Info 4"/>
  </office:meta>
</office:document-meta>
</file>